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ndara"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text-properties style:font-name="Candara" fo:font-size="14pt" fo:font-weight="bold" officeooo:rsid="001c0188" officeooo:paragraph-rsid="001c0188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1pt" officeooo:rsid="001c0188" officeooo:paragraph-rsid="001c0188" style:font-size-asian="11pt" style:font-size-complex="11pt"/>
    </style:style>
    <style:style style:name="P4" style:family="paragraph" style:parent-style-name="Text_20_body">
      <style:text-properties fo:font-size="11pt" officeooo:rsid="001d056c" officeooo:paragraph-rsid="001d056c" style:font-size-asian="11pt" style:font-size-complex="11pt"/>
    </style:style>
    <style:style style:name="P5" style:family="paragraph" style:parent-style-name="Text_20_body">
      <style:text-properties officeooo:paragraph-rsid="001d056c"/>
    </style:style>
    <style:style style:name="P6" style:family="paragraph" style:parent-style-name="Standard">
      <style:text-properties fo:font-size="8.5pt" officeooo:rsid="001c0188" officeooo:paragraph-rsid="001c0188" style:font-size-asian="8.5pt" style:font-size-complex="8.5pt"/>
    </style:style>
    <style:style style:name="P7" style:family="paragraph" style:parent-style-name="Standard">
      <style:text-properties fo:font-size="8.5pt" style:font-size-asian="8.5pt" style:font-size-complex="8.5pt"/>
    </style:style>
    <style:style style:name="P8" style:family="paragraph" style:parent-style-name="Text_20_body">
      <style:text-properties style:font-name="Liberation Serif" fo:font-size="11pt" fo:language="cs" fo:country="CZ" officeooo:rsid="001c0188" officeooo:paragraph-rsid="001c0188" style:font-size-asian="11pt" style:font-size-complex="11pt"/>
    </style:style>
    <style:style style:name="P9" style:family="paragraph" style:parent-style-name="Text_20_body">
      <style:text-properties style:font-name="Liberation Serif" fo:font-size="11pt" fo:language="en" fo:country="US" officeooo:rsid="001c0188" officeooo:paragraph-rsid="001c0188" style:font-size-asian="11pt" style:font-size-complex="11pt"/>
    </style:style>
    <style:style style:name="P10" style:family="paragraph" style:parent-style-name="Text_20_body">
      <style:text-properties style:use-window-font-color="true" fo:font-size="11pt" fo:language="cs" fo:country="CZ" fo:font-weight="normal" officeooo:rsid="001d056c" officeooo:paragraph-rsid="001d056c" style:font-size-asian="11pt" style:font-weight-asian="normal" style:font-size-complex="11pt" style:font-weight-complex="normal"/>
    </style:style>
    <style:style style:name="P11" style:family="paragraph" style:parent-style-name="Text_20_body">
      <style:text-properties officeooo:paragraph-rsid="00206feb"/>
    </style:style>
    <style:style style:name="P12" style:family="paragraph" style:parent-style-name="Text_20_body">
      <style:text-properties fo:font-size="11pt" officeooo:rsid="001d056c" officeooo:paragraph-rsid="001d056c" style:font-size-asian="11pt" style:font-size-complex="11pt"/>
    </style:style>
    <style:style style:name="P13" style:family="paragraph" style:parent-style-name="Text_20_body">
      <style:text-properties fo:font-size="11pt" fo:font-weight="bold" officeooo:rsid="001d056c" officeooo:paragraph-rsid="001d056c" style:font-size-asian="11pt" style:font-weight-asian="bold" style:font-size-complex="11pt" style:font-weight-complex="bold"/>
    </style:style>
    <style:style style:name="T1" style:family="text">
      <style:text-properties officeooo:rsid="001c0188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cs" fo:country="CZ" fo:font-weight="normal" style:font-weight-asian="normal" style:font-weight-complex="normal"/>
    </style:style>
    <style:style style:name="T6" style:family="text">
      <style:text-properties fo:color="#0000ff" style:font-name="Consolas"/>
    </style:style>
    <style:style style:name="T7" style:family="text">
      <style:text-properties fo:color="#0000ff" style:font-name="Consolas" fo:font-size="8.5pt" style:font-size-asian="8.5pt" style:font-size-complex="8.5pt"/>
    </style:style>
    <style:style style:name="T8" style:family="text">
      <style:text-properties fo:color="#0000ff" style:font-name="Consolas"/>
    </style:style>
    <style:style style:name="T9" style:family="text">
      <style:text-properties fo:color="#0000ff" style:font-name="Consolas1"/>
    </style:style>
    <style:style style:name="T10" style:family="text">
      <style:text-properties fo:color="#0000ff" fo:font-size="11pt" fo:language="cs" fo:country="CZ" fo:font-weight="normal" style:font-size-asian="11pt" style:font-weight-asian="normal" style:font-size-complex="11pt" style:font-weight-complex="normal"/>
    </style:style>
    <style:style style:name="T11" style:family="text">
      <style:text-properties fo:color="#0000ff" fo:language="cs" fo:country="CZ" fo:font-weight="normal" style:font-weight-asian="normal" style:font-weight-complex="normal"/>
    </style:style>
    <style:style style:name="T12" style:family="text">
      <style:text-properties fo:color="#a31515" style:font-name="Consolas"/>
    </style:style>
    <style:style style:name="T13" style:family="text">
      <style:text-properties fo:color="#a31515" style:font-name="Consolas" fo:font-size="8.5pt" style:font-size-asian="8.5pt" style:font-size-complex="8.5pt"/>
    </style:style>
    <style:style style:name="T14" style:family="text">
      <style:text-properties fo:color="#a31515" style:font-name="Consolas1"/>
    </style:style>
    <style:style style:name="T15" style:family="text">
      <style:text-properties fo:color="#ff0000" style:font-name="Consolas"/>
    </style:style>
    <style:style style:name="T16" style:family="text">
      <style:text-properties fo:color="#ff0000" fo:language="en" fo:country="US" fo:font-weight="bold" style:font-weight-asian="bold" style:font-weight-complex="bold"/>
    </style:style>
    <style:style style:name="T17" style:family="text">
      <style:text-properties fo:color="#ff0000" fo:language="cs" fo:country="CZ" fo:font-weight="bold" style:font-weight-asian="bold" style:font-weight-complex="bold"/>
    </style:style>
    <style:style style:name="T18" style:family="text">
      <style:text-properties fo:color="#ff0000" fo:font-size="11pt" fo:language="cs" fo:country="CZ" fo:font-weight="bold" style:font-size-asian="11pt" style:font-weight-asian="bold" style:font-size-complex="11pt" style:font-weight-complex="bold"/>
    </style:style>
    <style:style style:name="T19" style:family="text">
      <style:text-properties fo:color="#ff0000" style:font-name="Consolas1"/>
    </style:style>
    <style:style style:name="T20" style:family="text">
      <style:text-properties fo:color="#000000" style:font-name="Consolas"/>
    </style:style>
    <style:style style:name="T21" style:family="text">
      <style:text-properties fo:color="#000000" style:font-name="Consolas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use-window-font-color="true" fo:language="cs" fo:country="CZ"/>
    </style:style>
    <style:style style:name="T25" style:family="text">
      <style:text-properties style:use-window-font-color="true" fo:language="cs" fo:country="CZ" fo:font-weight="normal" style:font-weight-asian="normal" style:font-weight-complex="normal"/>
    </style:style>
    <style:style style:name="T26" style:family="text">
      <style:text-properties style:use-window-font-color="true" fo:language="cs" fo:country="CZ" fo:font-weight="normal" officeooo:rsid="00206feb" style:font-weight-asian="normal" style:font-weight-complex="normal"/>
    </style:style>
    <style:style style:name="T27" style:family="text">
      <style:text-properties style:use-window-font-color="true" fo:language="cs" fo:country="CZ" fo:font-weight="normal" officeooo:rsid="0021c4c0" style:font-weight-asian="normal" style:font-weight-complex="normal"/>
    </style:style>
    <style:style style:name="T28" style:family="text">
      <style:text-properties style:use-window-font-color="true" fo:language="cs" fo:country="CZ" fo:font-weight="normal" officeooo:rsid="001d056c" style:font-weight-asian="normal" style:font-weight-complex="normal"/>
    </style:style>
    <style:style style:name="T29" style:family="text">
      <style:text-properties style:use-window-font-color="true" fo:language="cs" fo:country="CZ" fo:font-weight="normal" officeooo:rsid="001e3d89" style:font-weight-asian="normal" style:font-weight-complex="normal"/>
    </style:style>
    <style:style style:name="T30" style:family="text">
      <style:text-properties style:use-window-font-color="true" fo:language="cs" fo:country="CZ" fo:font-weight="bold" style:font-weight-asian="bold" style:font-weight-complex="bold"/>
    </style:style>
    <style:style style:name="T31" style:family="text">
      <style:text-properties style:use-window-font-color="true" fo:language="cs" fo:country="CZ" fo:font-weight="bold" officeooo:rsid="001d056c" style:font-weight-asian="bold" style:font-weight-complex="bold"/>
    </style:style>
    <style:style style:name="T32" style:family="text">
      <style:text-properties style:use-window-font-color="true" fo:font-size="11pt" fo:language="cs" fo:country="CZ" fo:font-weight="normal" style:font-size-asian="11pt" style:font-weight-asian="normal" style:font-size-complex="11pt" style:font-weight-complex="normal"/>
    </style:style>
    <style:style style:name="T33" style:family="text">
      <style:text-properties style:use-window-font-color="true" fo:font-size="11pt" fo:language="cs" fo:country="CZ" fo:font-weight="normal" officeooo:rsid="001e3d89" style:font-size-asian="11pt" style:font-weight-asian="normal" style:font-size-complex="11pt" style:font-weight-complex="normal"/>
    </style:style>
    <style:style style:name="T34" style:family="text">
      <style:text-properties style:use-window-font-color="true" fo:font-size="11pt" fo:language="cs" fo:country="CZ" fo:font-weight="normal" officeooo:rsid="001d056c" style:font-size-asian="11pt" style:font-weight-asian="normal" style:font-size-complex="11pt" style:font-weight-complex="normal"/>
    </style:style>
    <style:style style:name="T35" style:family="text">
      <style:text-properties style:use-window-font-color="true" fo:font-size="11pt" fo:language="cs" fo:country="CZ" fo:font-weight="bold" style:font-size-asian="11pt" style:font-weight-asian="bold" style:font-size-complex="11pt" style:font-weight-complex="bold"/>
    </style:style>
    <style:style style:name="T36" style:family="text">
      <style:text-properties style:use-window-font-color="true" fo:font-size="11pt" fo:language="cs" fo:country="CZ" fo:font-weight="bold" officeooo:rsid="001d056c" style:font-size-asian="11pt" style:font-weight-asian="bold" style:font-size-complex="11pt" style:font-weight-complex="bold"/>
    </style:style>
    <style:style style:name="T37" style:family="text">
      <style:text-properties style:use-window-font-color="true" fo:font-size="11pt" fo:language="cs" fo:country="CZ" style:font-size-asian="11pt" style:font-size-complex="11pt"/>
    </style:style>
    <style:style style:name="T38" style:family="text">
      <style:text-properties style:use-window-font-color="true" fo:font-size="11pt" fo:language="en" fo:country="US" fo:font-weight="normal" style:font-size-asian="11pt" style:font-weight-asian="normal" style:font-size-complex="11pt" style:font-weight-complex="normal"/>
    </style:style>
    <style:style style:name="T39" style:family="text">
      <style:text-properties style:use-window-font-color="true" fo:font-size="11pt" fo:language="en" fo:country="US" style:font-size-asian="11pt" style:font-size-complex="11pt"/>
    </style:style>
    <style:style style:name="T40" style:family="text">
      <style:text-properties style:use-window-font-color="true" fo:language="en" fo:country="US"/>
    </style:style>
    <style:style style:name="T41" style:family="text">
      <style:text-properties style:use-window-font-color="true" fo:language="en" fo:country="US" fo:font-weight="normal" style:font-weight-asian="normal" style:font-weight-complex="normal"/>
    </style:style>
    <style:style style:name="T42" style:family="text">
      <style:text-properties fo:font-size="8.5pt" style:font-size-asian="8.5pt" style:font-size-complex="8.5pt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officeooo:rsid="002316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pis <text:span text:style-name="T1">aplikace</text:span> pro export účetních dat ze systému DMS-CZ</text:p>
      <text:p text:style-name="P2">O aplikaci</text:p>
      <text:p text:style-name="P3">Aplikace je vyvinuta s využitím .NET Frameworku 4.5, Oracle <text:span text:style-name="T44">Managed </text:span>Data Access komponent<text:span text:style-name="T44">y</text:span> <text:span text:style-name="T44">pro</text:span> .NET. Jedná se o konzolovou aplikaci, spustitelnou z příkazového řádku nebo pomocí plánovače úloh systému Windows (Vista SP2, 7 SP1, 8, 8.1, <text:span text:style-name="T44">10, </text:span>Server 2008 SP2, Server 2008 R2 SP1, Server 2012, Server 2012 R2, <text:span text:style-name="T44">Server 2016, Server 2019</text:span><text:span text:style-name="T2">).</text:span></text:p>
      <text:p text:style-name="P3"/>
      <text:p text:style-name="P2">Předpoklady pro běh aplikace</text:p>
      <text:p text:style-name="P8">Aplikace nevyžaduje parametry. Je potřeba spouštět aplikaci s dostatečnými oprávněními. Důležité jsou především přístupy do adresářů z konfigurace, přístup k DB, konfigurace a instalace Oracle Client.</text:p>
      <text:p text:style-name="P9"/>
      <text:p text:style-name="P2">Popis konfigurace aplikace</text:p>
      <text:p text:style-name="P6"><text:span text:style-name="T6">&lt;?</text:span><text:span text:style-name="T12">xml</text:span><text:span text:style-name="T6"> </text:span><text:span text:style-name="T15">version</text:span><text:span text:style-name="T6">=</text:span><text:span text:style-name="T20">"</text:span><text:span text:style-name="T6">1.0</text:span><text:span text:style-name="T20">"</text:span><text:span text:style-name="T6"> </text:span><text:span text:style-name="T15">encoding</text:span><text:span text:style-name="T6">=</text:span><text:span text:style-name="T20">"</text:span><text:span text:style-name="T6">utf-8</text:span><text:span text:style-name="T20">"</text:span><text:span text:style-name="T6"> ?&gt;</text:span></text:p>
      <text:p text:style-name="P7"><text:span text:style-name="T6">&lt;</text:span><text:span text:style-name="T12">configuration</text:span><text:span text:style-name="T6">&gt;</text:span></text:p>
      <text:p text:style-name="P7"><text:span text:style-name="T8"><text:s text:c="2"/>&lt;</text:span><text:span text:style-name="T14">configSections</text:span><text:span text:style-name="T9">&gt;</text:span></text:p>
      <text:p text:style-name="P7"><text:span text:style-name="T9"><text:s text:c="4"/>&lt;</text:span><text:span text:style-name="T14">section</text:span><text:span text:style-name="T9"> </text:span><text:span text:style-name="T19">name</text:span><text:span text:style-name="T9">=</text:span><text:span text:style-name="T21">"</text:span><text:span text:style-name="T9">exportSettings</text:span><text:span text:style-name="T21">"</text:span><text:span text:style-name="T9"> </text:span><text:span text:style-name="T19">type</text:span><text:span text:style-name="T9">=</text:span><text:span text:style-name="T21">"</text:span><text:span text:style-name="T9">Tukas.DMSExportUcto.Config.ExportConfigurationSection, Tukas.DMSExportUcto</text:span><text:span text:style-name="T21">"</text:span><text:span text:style-name="T9">/&gt;</text:span></text:p>
      <text:p text:style-name="P7"><text:span text:style-name="T9"><text:s text:c="2"/>&lt;/</text:span><text:span text:style-name="T14">configSections</text:span><text:span text:style-name="T9">&gt;</text:span></text:p>
      <text:p text:style-name="P7"><text:span text:style-name="T9"><text:s text:c="2"/>&lt;</text:span><text:span text:style-name="T14">startup</text:span><text:span text:style-name="T9">&gt;</text:span></text:p>
      <text:p text:style-name="P7"><text:span text:style-name="T9"><text:s text:c="4"/>&lt;</text:span><text:span text:style-name="T14">supportedRuntime</text:span><text:span text:style-name="T9"> </text:span><text:span text:style-name="T19">version</text:span><text:span text:style-name="T9">=</text:span><text:span text:style-name="T21">"</text:span><text:span text:style-name="T9">v4.0</text:span><text:span text:style-name="T21">"</text:span><text:span text:style-name="T9"> </text:span><text:span text:style-name="T19">sku</text:span><text:span text:style-name="T9">=</text:span><text:span text:style-name="T21">"</text:span><text:span text:style-name="T9">.NETFramework,Version=v4.5</text:span><text:span text:style-name="T21">"</text:span><text:span text:style-name="T9"> /&gt;</text:span></text:p>
      <text:p text:style-name="P7"><text:span text:style-name="T9"><text:s text:c="2"/>&lt;/</text:span><text:span text:style-name="T14">startup</text:span><text:span text:style-name="T9">&gt;</text:span></text:p>
      <text:p text:style-name="P7"><text:span text:style-name="T9"><text:s text:c="2"/>&lt;</text:span><text:span text:style-name="T14">connectionStrings</text:span><text:span text:style-name="T9">&gt;</text:span></text:p>
      <text:p text:style-name="P7"><text:span text:style-name="T9"><text:s text:c="4"/>&lt;</text:span><text:span text:style-name="T14">add</text:span><text:span text:style-name="T9"> </text:span><text:span text:style-name="T19">name</text:span><text:span text:style-name="T9">=</text:span><text:span text:style-name="T21">"</text:span><text:span text:style-name="T9">dataConnection</text:span><text:span text:style-name="T21">"</text:span><text:span text:style-name="T9"> </text:span><text:span text:style-name="T19">connectionString</text:span><text:span text:style-name="T9">=</text:span><text:span text:style-name="T21">"</text:span><text:span text:style-name="T9">Data Source=(DESCRIPTION=(ADDRESS=(PROTOCOL=tcp)(HOST=localhost)(PORT=1521))(CONNECT_DATA=(SERVICE_NAME=ORCL)));User Id=myUsername;Password=myPassword;</text:span><text:span text:style-name="T21">"</text:span><text:span text:style-name="T9">/&gt;</text:span></text:p>
      <text:p text:style-name="P7"><text:span text:style-name="T9"><text:s text:c="2"/>&lt;/</text:span><text:span text:style-name="T14">connectionStrings</text:span><text:span text:style-name="T9">&gt;</text:span></text:p>
      <text:p text:style-name="P7"><text:span text:style-name="T9"><text:s text:c="2"/>&lt;</text:span><text:span text:style-name="T14">exportSettings</text:span><text:span text:style-name="T9"> </text:span></text:p>
      <text:p text:style-name="P7"><text:span text:style-name="T9"><text:s text:c="8"/></text:span><text:span text:style-name="T19">commandTimeout</text:span><text:span text:style-name="T9">=</text:span><text:span text:style-name="T21">"</text:span><text:span text:style-name="T9">60</text:span><text:span text:style-name="T21">"</text:span></text:p>
      <text:p text:style-name="P7"><text:span text:style-name="T9"><text:s text:c="8"/></text:span><text:span text:style-name="T19">exportDirectory</text:span><text:span text:style-name="T9">=</text:span><text:span text:style-name="T21">"</text:span><text:span text:style-name="T9">E:\Helios\Export_DMS\</text:span><text:span text:style-name="T21">"</text:span></text:p>
      <text:p text:style-name="P7"><text:span text:style-name="T9"><text:s text:c="8"/></text:span><text:span text:style-name="T19">dataFilename</text:span><text:span text:style-name="T9">=</text:span><text:span text:style-name="T21">"</text:span><text:span text:style-name="T9">DataExportLog.xml</text:span><text:span text:style-name="T21">"</text:span></text:p>
      <text:p text:style-name="P7"><text:span text:style-name="T9"><text:s text:c="8"/></text:span><text:span text:style-name="T19">dataFileEncoding</text:span><text:span text:style-name="T9">=</text:span><text:span text:style-name="T21">"</text:span><text:span text:style-name="T9">windows-1250</text:span><text:span text:style-name="T21">"</text:span></text:p>
      <text:p text:style-name="P7"><text:span text:style-name="T9"><text:s text:c="8"/></text:span><text:span text:style-name="T19">dataHeaderRow</text:span><text:span text:style-name="T9">=</text:span><text:span text:style-name="T21">"</text:span><text:span text:style-name="T9">true</text:span><text:span text:style-name="T21">"</text:span></text:p>
      <text:p text:style-name="P7"><text:span text:style-name="T9"><text:s text:c="8"/></text:span><text:span text:style-name="T19">eventLogFilename</text:span><text:span text:style-name="T9">=</text:span><text:span text:style-name="T21">"</text:span><text:span text:style-name="T9">EventLog.xml</text:span><text:span text:style-name="T21">"</text:span></text:p>
      <text:p text:style-name="P7"><text:span text:style-name="T9"><text:s text:c="8"/></text:span><text:span text:style-name="T19">defaultFileSuffix</text:span><text:span text:style-name="T9">=</text:span><text:span text:style-name="T21">"</text:span><text:span text:style-name="T9">true</text:span><text:span text:style-name="T21">"</text:span></text:p>
      <text:p text:style-name="P7"><text:span text:style-name="T9"><text:s text:c="8"/></text:span><text:span text:style-name="T19">logLevel</text:span><text:span text:style-name="T9">=</text:span><text:span text:style-name="T21">"</text:span><text:span text:style-name="T9">All</text:span><text:span text:style-name="T21">"</text:span></text:p>
      <text:p text:style-name="P7"><text:span text:style-name="T9"><text:s text:c="8"/></text:span><text:span text:style-name="T19">branchPrefix</text:span><text:span text:style-name="T9">=</text:span><text:span text:style-name="T21">"</text:span><text:span text:style-name="T9">true</text:span><text:span text:style-name="T21">"</text:span></text:p>
      <text:p text:style-name="P7"><text:span text:style-name="T9"><text:s text:c="8"/></text:span><text:span text:style-name="T19">cultureInfo</text:span><text:span text:style-name="T9">=</text:span><text:span text:style-name="T21">"</text:span><text:span text:style-name="T9">cs-CZ</text:span><text:span text:style-name="T21">"</text:span></text:p>
      <text:p text:style-name="P7"><text:span text:style-name="T9"><text:s text:c="4"/>/&gt;</text:span></text:p>
      <text:p text:style-name="Standard"><text:span text:style-name="T7">&lt;/</text:span><text:span text:style-name="T13">configuration</text:span><text:span text:style-name="T7">&gt;</text:span></text:p>
      <text:p text:style-name="P3"/>
      <text:p text:style-name="P4">Elementy <text:span text:style-name="T22">configSections</text:span><text:span text:style-name="T23"> </text:span><text:span text:style-name="T3">startup</text:span><text:span text:style-name="T4"> </text:span><text:span text:style-name="T5">nemusíme</text:span><text:span text:style-name="T4"> </text:span><text:span text:style-name="T5">měni</text:span><text:span text:style-name="T4">t a </text:span><text:span text:style-name="T16">mus</text:span><text:span text:style-name="T17">í</text:span><text:span text:style-name="T25"> obsahovat výše uvedená data, </text:span><text:span text:style-name="T26">aby aplikace běžela na prostředí s .NET Framework 4.5, </text:span><text:span text:style-name="T25">jinak běh aplikace skončí chybou. </text:span><text:span text:style-name="T26">Pokud bude potřeba rozběhnout aplikaci na prostředí s vyšší verzí .NET Frameworku, sta</text:span><text:span text:style-name="T27">čí</text:span><text:span text:style-name="T26"> p</text:span><text:span text:style-name="T27">ř</text:span><text:span text:style-name="T26">epsa</text:span><text:span text:style-name="T27">t hodnotu verze frameworku na požadovanou verzi a aplikace by měla běžet.</text:span></text:p>
      <text:p text:style-name="P11"><text:span text:style-name="T34">V elementu </text:span><text:span text:style-name="T36">connectionStrings</text:span><text:span text:style-name="T34"> nás zajímá obsah elementu </text:span><text:span text:style-name="T36">add</text:span><text:span text:style-name="T34"> resp. jeho atributu </text:span><text:span text:style-name="T36">connectionString</text:span><text:span text:style-name="T34">. Obsahem tohoto atributu je vlastní řetězec sloužící pro připojení k DB Oracle (viz. </text:span><text:a xlink:type="simple" xlink:href="https://www.connectionstrings.com/oracle/" text:style-name="Internet_20_link" text:visited-style-name="Visited_20_Internet_20_Link"><text:span text:style-name="T10">https://www.connectionstrings.com/oracle/</text:span></text:a><text:span text:style-name="T34">).</text:span></text:p>
      <text:p text:style-name="P4"><text:span text:style-name="T25">Nejdůležitějším elementem je </text:span><text:span text:style-name="T30">exportSettings</text:span><text:span text:style-name="T25">. Zde jsou veškerá nastavení týkající se exportu dat.</text:span></text:p>
      <text:p text:style-name="P10">Popis jednotlivých atributů:</text:p>
      <text:p text:style-name="P4"><text:span text:style-name="T25">- </text:span><text:span text:style-name="T30">commandTimeout</text:span><text:span text:style-name="T25"> – timeout na vykonání SQL příkazu v sekundách (výchozí hodnota .NET frameworku je 30)</text:span></text:p>
      <text:p text:style-name="P4"><text:soft-page-break/><text:span text:style-name="T25">- </text:span><text:span text:style-name="T30">exportDirectory</text:span><text:span text:style-name="T25"> – adresář, kam se budou ukládat soubory s exportovanými daty (</text:span><text:span text:style-name="T17">musí</text:span><text:span text:style-name="T25"> končit znakem </text:span><text:span text:style-name="T17">\</text:span><text:span text:style-name="T25">)</text:span></text:p>
      <text:p text:style-name="P4"><text:span text:style-name="T25">- </text:span><text:span text:style-name="T30">dataFilename</text:span><text:span text:style-name="T25"> – název souboru s daty o provedených exportech (pokud je vyžadováno jiné umístění než v <text:tab/>adresáři aplikace, je nutné uvést včetně cesty)</text:span></text:p>
      <text:p text:style-name="P4"><text:span text:style-name="T25">- </text:span><text:span text:style-name="T30">dataFileEncoding</text:span><text:span text:style-name="T25"> – kódování souboru s exportovanými daty</text:span></text:p>
      <text:p text:style-name="P13"><text:span text:style-name="T24">- dataHeaderRow – </text:span><text:span text:style-name="T25">má-li exportovaný soubor obsahovat (</text:span><text:span text:style-name="T24">true</text:span><text:span text:style-name="T25">) názvy jednotlivých sloupců</text:span></text:p>
      <text:p text:style-name="P13"><text:span text:style-name="T25">- </text:span><text:span text:style-name="T24">eventLogFilename</text:span><text:span text:style-name="T25"> – název souboru pro logování událostí</text:span></text:p>
      <text:p text:style-name="P13"><text:span text:style-name="T25">- </text:span><text:span text:style-name="T24">defaultSuffix</text:span><text:span text:style-name="T25"> – má-li se použít přípona souboru z DB (</text:span><text:span text:style-name="T24">true</text:span><text:span text:style-name="T25">) nebo ID provozovny (</text:span><text:span text:style-name="T24">false</text:span><text:span text:style-name="T25">)</text:span></text:p>
      <text:p text:style-name="P13"><text:span text:style-name="T25">- </text:span><text:span text:style-name="T24">logLevel</text:span><text:span text:style-name="T25"> – úroveň logování do logu událostí (</text:span><text:span text:style-name="T24">None</text:span><text:span text:style-name="T25"> – neloguje se nic, </text:span><text:span text:style-name="T24">Export</text:span><text:span text:style-name="T25"> – logují se pouze data jednotlivých <text:tab/>exportů, </text:span><text:span text:style-name="T24">All</text:span><text:span text:style-name="T25"> – logují se veškeré chyby a informace)</text:span></text:p>
      <text:p text:style-name="P13"><text:span text:style-name="T25">- </text:span><text:span text:style-name="T24">branchPrefix</text:span><text:span text:style-name="T25"> – má-li se použít ID provozovny před názvem souboru (</text:span><text:span text:style-name="T24">true </text:span><text:span text:style-name="T41">|</text:span><text:span text:style-name="T40"> false</text:span><text:span text:style-name="T25">)</text:span></text:p>
      <text:p text:style-name="P5"><text:span text:style-name="T34">- </text:span><text:span text:style-name="T36">cultureInfo</text:span><text:span text:style-name="T34"> – kód národního prostředí pro provedení exportu (</text:span><text:span text:style-name="T36">cs-CZ</text:span><text:span text:style-name="T34">) kód dle </text:span><text:span text:style-name="T33">NLS API nebo viz. <text:tab/></text:span><text:a xlink:type="simple" xlink:href="http://timtrott.co.uk/culture-codes/" text:style-name="Internet_20_link" text:visited-style-name="Visited_20_Internet_20_Link"><text:span text:style-name="T43">http://timtrott.co.uk/culture-codes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083in" fo:margin-bottom="0.7083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3-20T00:14:58.199000000</meta:creation-date>
    <dc:date>2020-02-25T23:09:24.878000000</dc:date>
    <meta:editing-duration>PT27M39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4" meta:word-count="370" meta:character-count="3280" meta:non-whitespace-character-count="2827"/>
  </office:meta>
</office:document-meta>
</file>